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7.352cm"/>
    </style:style>
    <style:style style:name="co11" style:family="table-column">
      <style:table-column-properties fo:break-before="auto" style:column-width="8.414cm"/>
    </style:style>
    <style:style style:name="co12" style:family="table-column">
      <style:table-column-properties fo:break-before="auto" style:column-width="7.652cm"/>
    </style:style>
    <style:style style:name="co13" style:family="table-column">
      <style:table-column-properties fo:break-before="auto" style:column-width="6.235cm"/>
    </style:style>
    <style:style style:name="co14" style:family="table-column">
      <style:table-column-properties fo:break-before="auto" style:column-width="7.978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6.209cm"/>
    </style:style>
    <style:style style:name="co17" style:family="table-column">
      <style:table-column-properties fo:break-before="auto" style:column-width="8.932cm"/>
    </style:style>
    <style:style style:name="co18" style:family="table-column">
      <style:table-column-properties fo:break-before="auto" style:column-width="8.959cm"/>
    </style:style>
    <style:style style:name="co19" style:family="table-column">
      <style:table-column-properties fo:break-before="auto" style:column-width="6.699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7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  <table:table-cell table:number-columns-repeated="2"/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  <table:table-cell table:number-columns-repeated="2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7" office:value-type="string" calcext:value-type="string">
            <text:p><text:a xlink:href="https://en.wikipedia.org/wiki/Algebraic_surface" xlink:type="simple">Algebraic Surfaces</text:a></text:p>
          </table:covered-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C – N</text:p>
          </table:table-cell>
          <table:table-cell table:style-name="ce67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number-columns-repeated="3"/>
        </table:table-row>
      </table:table>
      <table:table table:name="Complex analysis Theorem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68" office:value-type="string" calcext:value-type="string">
            <text:p>A – I</text:p>
          </table:table-cell>
          <table:table-cell table:style-name="ce68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Geometry Theorems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  <table:table-cell table:number-columns-repeated="8"/>
        </table:table-row>
        <table:table-row table:style-name="ro1">
          <table:table-cell table:style-name="ce69" office:value-type="string" calcext:value-type="string">
            <text:p>A – J</text:p>
          </table:table-cell>
          <table:table-cell table:style-name="ce69" office:value-type="string" calcext:value-type="string">
            <text:p>J – 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number-columns-repeated="8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number-columns-repeated="8"/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72" office:value-type="string" calcext:value-type="string">
            <text:p><text:a xlink:href="https://en.wikipedia.org/wiki/Algebraic_geometry" xlink:type="simple">Algebraic geometry</text:a></text:p>
          </table:covered-table-cell>
          <table:table-cell table:number-columns-repeated="8"/>
        </table:table-row>
        <table:table-row table:style-name="ro1">
          <table:table-cell table:style-name="ce72" office:value-type="string" calcext:value-type="string">
            <text:p>A – H</text:p>
          </table:table-cell>
          <table:table-cell table:style-name="ce72" office:value-type="string" calcext:value-type="string">
            <text:p>K –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number-columns-repeated="9"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number-columns-repeated="9"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table:number-columns-repeated="8"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77" office:value-type="string" calcext:value-type="string">
            <text:p>A – I</text:p>
          </table:table-cell>
          <table:table-cell table:style-name="ce77" office:value-type="string" calcext:value-type="string">
            <text:p>I –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number-columns-repeated="8"/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number-columns-repeated="9"/>
        </table:table-row>
      </table:table>
      <table:table table:name="Mathematical logic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81" office:value-type="string" calcext:value-type="string">
            <text:p>B – K</text:p>
          </table:table-cell>
          <table:table-cell table:style-name="ce81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table table:name="Number Theorems" table:style-name="ta1"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2" office:value-type="string" calcext:value-type="string">
            <text:p>15 – E</text:p>
          </table:table-cell>
          <table:table-cell table:style-name="ce82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2" office:value-type="string" calcext:value-type="string">
            <text:p>H – P</text:p>
          </table:table-cell>
          <table:table-cell table:style-name="ce82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82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3" office:value-type="string" calcext:value-type="string">
            <text:p>D – G</text:p>
          </table:table-cell>
          <table:table-cell table:style-name="ce83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84" office:value-type="string" calcext:value-type="string">
            <text:p>B – J</text:p>
          </table:table-cell>
          <table:table-cell table:style-name="ce84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</table:table>
      <table:table table:name="Physic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5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B – J</text:p>
          </table:table-cell>
          <table:table-cell table:style-name="ce85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span text:style-name="T3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86" office:value-type="string" calcext:value-type="string">
            <text:p>A – L</text:p>
          </table:table-cell>
          <table:table-cell table:style-name="ce86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88" office:value-type="string" calcext:value-type="string">
            <text:p>B – N</text:p>
          </table:table-cell>
          <table:table-cell table:style-name="ce88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752">
          <table:sort>
            <table:sort-by table:field-number="1" table:data-type="automatic"/>
          </table:sort>
        </table:database-range>
        <table:database-range table:name="__Anonymous_Sheet_DB__6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1:00:29.151835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9T22:05:44.450364305</dc:date>
    <meta:editing-duration>PT2H12M38S</meta:editing-duration>
    <meta:editing-cycles>33</meta:editing-cycles>
    <meta:generator>LibreOffice/7.2.1.2$Linux_X86_64 LibreOffice_project/20$Build-2</meta:generator>
    <meta:document-statistic meta:table-count="9" meta:cell-count="4271" meta:object-count="0"/>
  </office:meta>
</office:document-meta>
</file>